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BpelEventListen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bugBpelEventListener.startup( Properties config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bugBpelEventListener.onEvent( BpelEvent bpel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